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25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10.3mm" fo:break-before="auto" style:use-optimal-row-height="false"/>
    </style:style>
    <style:style style:name="ro7" style:family="table-row">
      <style:table-row-properties style:row-height="10.04mm" fo:break-before="auto" style:use-optimal-row-height="true"/>
    </style:style>
    <style:style style:name="ro8" style:family="table-row">
      <style:table-row-properties style:row-height="13.2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ro11" style:family="table-row">
      <style:table-row-properties style:row-height="15.86mm" fo:break-before="auto" style:use-optimal-row-height="false"/>
    </style:style>
    <style:style style:name="ro1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18"/>
        <table:table-column table:style-name="co1" table:visibility="collapse" table:number-columns-repeated="1016" table:default-cell-style-name="ce2"/>
        <table:table-row table:style-name="ro1">
          <table:table-cell table:style-name="ce1" office:value-type="string" calcext:value-type="string" table:number-columns-spanned="8" table:number-rows-spanned="2">
            <text:p>Relatório de Conclusão de Projeto (RCP) 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rojeto:</text:span> &lt;Nome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o Projeto: </text:span>&lt;Período real do projeto Exemplo: 12/08/2015 – 15/12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Gerente de Projeto: </text:span>&lt;Nome do gerente de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atrocinador:</text:span> &lt;Nome do patrocinador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8" table:number-rows-spanned="1">
            <text:p>Execuçã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Planejado: </text:span>&lt;Valor planejad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Real:</text:span> &lt;Valor gast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orcament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4" table:number-columns-repeated="7"/>
          <table: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Planejado:</text:span> &lt;Período planejado para execução Exemplo: 12/07/2015 – 13/09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Real:</text:span> &lt;Período gasto para execução do projeto Exemplo: 12/07/2015 – 19/10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execuçã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P – Esforço Previsto (hs):</text:p>
          </table:table-cell>
          <table:covered-table-cell table:style-name="ce4"/>
          <table:table-cell table:style-name="ce6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ER – Esforço Real (hs): </text:p>
          </table:table-cell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DVE – Desvio de Esforço (%):</text:p>
          </table:table-cell>
          <table:covered-table-cell table:style-name="ce4"/>
          <table:table-cell table:style-name="ce6" table:formula="of:=(([.C22] / [.C21]) * 100) - 100" office:value-type="float" office:value="-20" calcext:value-type="float">
            <text:p>-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1">
            <text:p><text:span text:style-name="T1">1. Escopo Atendido:   </text:span>                               &lt; Definir o escopo que foi atendido do projeto&gt;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1">
            <text:p><text:span text:style-name="T1">1.1 Escopo Não atendido:  </text:span>                         &lt; Definir o escopo que não foi atendido. Caso tenha atendido todo escopo definido no plano do projeto coloque “Não se aplica” &gt;</text:p>
          </table:table-cell>
          <table:covered-table-cell table:number-columns-repeated="2" table:style-name="ce6"/>
          <table:table-cell table:style-name="ce5" office:value-type="string" calcext:value-type="string" table:number-columns-spanned="2" table:number-rows-spanned="11">
            <text:p><text:span text:style-name="T1">1.2 Comentários:   </text:span>                &lt;Descrever comentários pertinentes ao projeto. Caso não tenha comentário coloque “Nada a declarar”&gt;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4" table:number-rows-spanned="11">
            <text:p><text:span text:style-name="T1">2. Tarefas Realocadas:                </text:span>                                  &lt;Definir as Tarefas que foram realocadas para execução do projeto. Caso não possua coloque “Não se aplica”.&gt;</text:p>
          </table:table-cell>
          <table:covered-table-cell table:number-columns-repeated="3" table:style-name="ce6"/>
          <table:table-cell table:style-name="ce13" office:value-type="string" calcext:value-type="string">
            <text:p>2.1 Impactos</text:p>
          </table:table-cell>
          <table:table-cell table:style-name="ce6" office:value-type="string" calcext:value-type="string" table:number-columns-spanned="3" table:number-rows-spanned="11">
            <text:p><text:span text:style-name="T1">2.2 Observações:      </text:span>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4" office:value-type="string" calcext:value-type="string">
            <text:p>A/M/B Alto/Médio/ Baixo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4" table:number-rows-spanned="12">
            <text:p><text:span text:style-name="T1">3. Riscos Concretizados:  </text:span><text:span text:style-name="T2">                                                 &lt; Adicionar os riscos que se concretização na execução do projeto. Caso não tenha ocorrido riscos adicionar “Não se aplica”. &gt;</text:span></text:p>
          </table:table-cell>
          <table:covered-table-cell table:number-columns-repeated="3" table:style-name="ce5"/>
          <table:table-cell table:style-name="ce13" office:value-type="string" calcext:value-type="string">
            <text:p>3. Impactos</text:p>
          </table:table-cell>
          <table:table-cell table:style-name="ce13" office:value-type="string" calcext:value-type="string" table:number-columns-spanned="3" table:number-rows-spanned="1">
            <text:p>3.2 Avaliação do Documento de Riscos</text:p>
          </table:table-cell>
          <table:covered-table-cell table:number-columns-repeated="2" table:style-name="ce13"/>
          <table:table-cell table:number-columns-repeated="1016"/>
        </table:table-row>
        <table:table-row table:style-name="ro4">
          <table:covered-table-cell table:number-columns-repeated="4" table:style-name="ce5"/>
          <table:table-cell table:style-name="ce14" office:value-type="string" calcext:value-type="string">
            <text:p>A/M/B Alto/Médio/ Baixo</text:p>
          </table:table-cell>
          <table:table-cell table:style-name="ce15" office:value-type="string" calcext:value-type="string">
            <text:p>De Acordo com planejado</text:p>
          </table:table-cell>
          <table:table-cell table:style-name="ce14" office:value-type="string" calcext:value-type="string">
            <text:p>Não consta no Documento de Risco</text:p>
          </table:table-cell>
          <table:table-cell table:style-name="ce13" office:value-type="string" calcext:value-type="string" table:number-columns-spanned="1" table:number-rows-spanned="11">
            <text:p>Comentarios:    <text:span text:style-name="T2">           &lt; Adicione comentarios quando necessario. Caso não possua comentarios a serem expostos adicione “Nada a declarar” . &gt;</text:span></text:p>
          </table:table-cell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5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6">
          <table:table-cell table:style-name="ce6" office:value-type="string" calcext:value-type="string" table:number-columns-spanned="3" table:number-rows-spanned="11">
            <text:p><text:span text:style-name="T1">4. Treinamento de Pessoal:    </text:span>                   &lt; Descreva os treinamentos necessários para execução do projeto. Caso não tenha ocorrido treinamento de pessoal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4.1 Impacto A/M/B Alto/Médio/Alto</text:p>
          </table:table-cell>
          <table:table-cell table:style-name="ce6" office:value-type="string" calcext:value-type="string" table:number-columns-spanned="2" table:number-rows-spanned="11">
            <text:p><text:span text:style-name="T1">4.2 Recurso Gasto:    </text:span>            &lt; Definir os recursos gastos para treinamento. Recursos humanos, recursos materiais, esforço, recursos financeiros. Caso não tenha ocorrido treinamento de pessoal adicione “Não se aplica”.&gt;</text:p>
          </table:table-cell>
          <table:covered-table-cell table:style-name="ce6"/>
          <table:table-cell table:style-name="ce6" office:value-type="string" calcext:value-type="string" table:number-columns-spanned="2" table:number-rows-spanned="11">
            <text:p><text:span text:style-name="T1">4.3 Recursos Realocados para treinamento: </text:span>                    &lt; Caso o recursos para treinamento tenha sido maior que o programado ou não costa recursos alocados para treinamento no planejado, informe o recurso afetado com a retira de orçamento. Caso não seja necessário adicione “Não se aplica”.&gt; 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7">
          <table:table-cell table:style-name="ce6" office:value-type="string" calcext:value-type="string" table:number-columns-spanned="3" table:number-rows-spanned="9">
            <text:p><text:span text:style-name="T1">5. Utilização de Recursos Não Planejado:  </text:span>    &lt; Descreva os recursos não planejados que foram utilizados na execução do projeto. Caso não tenha ocorrido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5.1 Impacto A/M/B Alto/Médio/Alto</text:p>
          </table:table-cell>
          <table:table-cell table:style-name="ce6" office:value-type="string" calcext:value-type="string" table:number-columns-spanned="4" table:number-rows-spanned="9">
            <text:p><text:span text:style-name="T1">5.2 Recurso Gasto:          </text:span>                                                &lt; Definir os recursos gastos não planejados. Recursos humanos, recursos materiais, esforço, recursos financeiros. Caso não tenha ocorrido adicione “Não se aplica”.&gt;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4" table:number-rows-spanned="12">
            <text:p><text:span text:style-name="T1">6. Aderência ao cronograma:  </text:span>                                          &lt;Definir as tarefas que não foram realizadas conforme planejado no cronograma de projeto.&gt;</text:p>
          </table:table-cell>
          <table:covered-table-cell table:number-columns-repeated="3" table:style-name="ce6"/>
          <table:table-cell table:style-name="ce12" office:value-type="string" calcext:value-type="string">
            <text:p>6.1 Impacto A/M/B Alto/Médio/Alto</text:p>
          </table:table-cell>
          <table:table-cell table:style-name="ce6" office:value-type="string" calcext:value-type="string" table:number-columns-spanned="3" table:number-rows-spanned="12">
            <text:p><text:span text:style-name="T1">6.2 Observações:   </text:span>   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20">
            <text:p><text:span text:style-name="T1">7. Considerações:    </text:span>                                                                                                                                       &lt;Adicione observações, comentários pertinentes ao projeto que não se aplica os campos definidos no CCP – Checklist de Conclusão de Projeto. Caso não possua adicione “Nada a declarar”.&gt;</text:p>
          </table:table-cell>
          <table:covered-table-cell table:number-columns-repeated="6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8. Para todos recursos que <text:s/>não tiveram aderência ao planejado definar 5WS.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Ação</text:p>
          </table:table-cell>
          <table:table-cell table:style-name="ce8" office:value-type="string" calcext:value-type="string">
            <text:p>Who?</text:p>
          </table:table-cell>
          <table:table-cell table:style-name="ce8" office:value-type="string" calcext:value-type="string">
            <text:p>What?</text:p>
          </table:table-cell>
          <table:table-cell table:style-name="ce8" office:value-type="string" calcext:value-type="string">
            <text:p>When?</text:p>
          </table:table-cell>
          <table:table-cell table:style-name="ce8" office:value-type="string" calcext:value-type="string">
            <text:p>Where?</text:p>
          </table:table-cell>
          <table:table-cell table:style-name="ce8" office:value-type="string" calcext:value-type="string">
            <text:p>Why?</text:p>
          </table:table-cell>
          <table:table-cell table:number-columns-repeated="1018"/>
        </table:table-row>
        <table:table-row table:style-name="ro9">
          <table:table-cell table:style-name="ce6" office:value-type="string" calcext:value-type="string">
            <text:p>&lt;Definir as ações tomadas&gt;</text:p>
          </table:table-cell>
          <table:table-cell table:style-name="ce6" office:value-type="string" calcext:value-type="string">
            <text:p>&lt;Definir quem realizou&gt;</text:p>
          </table:table-cell>
          <table:table-cell table:style-name="ce6" office:value-type="string" calcext:value-type="string">
            <text:p>&lt;O que gerou a açõa&gt;</text:p>
          </table:table-cell>
          <table:table-cell table:style-name="ce6" office:value-type="string" calcext:value-type="string">
            <text:p>&lt;Quando, em qual momento do projeto&gt;</text:p>
          </table:table-cell>
          <table:table-cell table:style-name="ce6" office:value-type="string" calcext:value-type="string">
            <text:p>&lt;Onde foi realizado a ação&gt;</text:p>
          </table:table-cell>
          <table:table-cell table:style-name="ce6" office:value-type="string" calcext:value-type="string">
            <text:p>&lt;Porque foi necessário a ação&gt;</text:p>
          </table:table-cell>
          <table:table-cell table:number-columns-repeated="1018"/>
        </table:table-row>
        <table:table-row table:style-name="ro10">
          <table:table-cell table:style-name="ce6" table:number-columns-repeated="6"/>
          <table:table-cell table:number-columns-repeated="1018"/>
        </table:table-row>
        <table:table-row table:style-name="ro11">
          <table:table-cell table:style-name="ce6" table:number-columns-repeated="6"/>
          <table:table-cell table:number-columns-repeated="1018"/>
        </table:table-row>
        <table:table-row table:style-name="ro12">
          <table:table-cell table:style-name="ce6" table:number-columns-repeated="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o Patrocinador &lt;Nome do patrocinador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e Gerente &lt;Nome do Gerente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>
          <table:table-cell table:style-name="ce11" table:number-columns-repeated="7"/>
          <table:table-cell table:style-name="ce19"/>
          <table:table-cell table:number-columns-repeated="1016"/>
        </table:table-row>
        <table:table-row table:style-name="ro1" table:visibility="collapse" table:number-rows-repeated="10484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 style:data-style-name="N2" text:time-value="16:51:59.85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02:24.721697173</meta:creation-date>
    <dc:date>2016-09-29T16:57:26.581000000</dc:date>
    <meta:editing-duration>PT28M38S</meta:editing-duration>
    <meta:editing-cycles>9</meta:editing-cycles>
    <meta:generator>LibreOffice/5.1.5.2$Windows_X86_64 LibreOffice_project/7a864d8825610a8c07cfc3bc01dd4fce6a9447e5</meta:generator>
    <meta:document-statistic meta:table-count="1" meta:cell-count="60" meta:object-count="0"/>
  </office:meta>
</office:document-meta>
</file>